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instrukce" style:family="text">
      <style:text-properties style:use-window-font-color="true"/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0" style:parent-style-name="instrukce" style:family="text">
      <style:text-properties style:use-window-font-color="true"/>
    </style:style>
    <style:style style:name="P21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2" style:parent-style-name="instrukce" style:family="text">
      <style:text-properties style:use-window-font-color="true"/>
    </style:style>
    <style:style style:name="P23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4" style:parent-style-name="instrukce" style:family="text">
      <style:text-properties style:use-window-font-color="true"/>
    </style:style>
    <style:style style:name="T25" style:parent-style-name="instrukce" style:family="text">
      <style:text-properties style:use-window-font-color="true"/>
    </style:style>
    <style:style style:name="T26" style:parent-style-name="instrukce" style:family="text">
      <style:text-properties style:use-window-font-color="true"/>
    </style:style>
    <style:style style:name="T27" style:parent-style-name="instrukce" style:family="text">
      <style:text-properties style:use-window-font-color="true"/>
    </style:style>
    <style:style style:name="T28" style:parent-style-name="instrukce" style:family="text">
      <style:text-properties style:use-window-font-color="true"/>
    </style:style>
    <style:style style:name="T29" style:parent-style-name="instrukce" style:family="text">
      <style:text-properties style:use-window-font-color="true"/>
    </style:style>
    <style:style style:name="P30" style:parent-style-name="Nadpis2" style:family="paragraph">
      <style:paragraph-properties fo:text-align="justify"/>
      <style:text-properties fo:font-weight="normal" style:font-weight-asian="normal"/>
    </style:style>
    <style:style style:name="P31" style:parent-style-name="Nadpis2" style:family="paragraph">
      <style:paragraph-properties fo:text-align="justify"/>
      <style:text-properties fo:font-weight="normal" style:font-weight-asian="normal" fo:color="#FF0000"/>
    </style:style>
    <style:style style:name="P32" style:parent-style-name="Nadpis2" style:family="paragraph">
      <style:paragraph-properties fo:text-align="justify"/>
    </style:style>
    <style:style style:name="T33" style:parent-style-name="Standardnípísmoodstavce" style:family="text">
      <style:text-properties fo:font-weight="normal" style:font-weight-asian="normal"/>
    </style:style>
    <style:style style:name="T34" style:parent-style-name="Standardnípísmoodstavce" style:family="text">
      <style:text-properties fo:font-weight="normal" style:font-weight-asian="normal"/>
    </style:style>
    <style:style style:name="P35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16/2025</text:p>
            <text:p text:style-name="Normální">KVOP-12808/2025</text:p>
            <text:p text:style-name="Normální">24. 03. 2025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M. B.</text:p>
            <text:p text:style-name="Normální"/>
            <text:p text:style-name="P17">e-mail:<text:s/></text:p>
            <text:p text:style-name="Normální"><text:s text:c="5"/></text:p>
            <text:p text:style-name="Normální"><text:s text:c="7"/></text:p>
            <text:p text:style-name="Normální"/>
            <text:p text:style-name="Normální"/>
          </table:table-cell>
        </table:table-row>
      </table:table>
      <text:h text:style-name="Nadpis1" text:outline-level="1">Sdělení o vyřízení žádosti o informace</text:h>
      <text:h text:style-name="Nadpis1" text:outline-level="1">podle zákona č. 106/1999 Sb., o svobodném přístupu k informacím</text:h>
      <text:p text:style-name="Základnítext">Vážený pane B.,<text:s/></text:p>
      <text:p text:style-name="Základnítext">dne<text:s/><text:span text:style-name="T18">20. 3. 2025<text:s/></text:span>obdržela Kancelář veřejného ochránce práv („Kancelář“) Vaše podání, které vyhodnotila jako žádost o informace. V souvislosti se seminářem, pořádaným dne 24. 3.<text:s/>2025 v Kanceláři spolkem S., žádáte o informace:</text:p>
      <text:list text:style-name="LFO3_1" text:continue-numbering="true">
        <text:list-item>
          <text:p text:style-name="P19"><text:span text:style-name="T20">Participuje na této akci jakkoli Kancelář či Veřejný ochránce práv?</text:span></text:p>
        </text:list-item>
        <text:list-item>
          <text:p text:style-name="P21"><text:span text:style-name="T22">Pokud se jedná pouze o pronájem prostor, jaký režim a ceník pronájmu spolek S. využívá při této akci, komerční či nekomerční?</text:span></text:p>
        </text:list-item>
        <text:list-item>
          <text:p text:style-name="P23"><text:span text:style-name="T24">Vyhodnocuje<text:s/></text:span><text:span text:style-name="T25">Kancelář veřejného ochránce práv při poskytování pronájmů vhodnost obsahu aktivit, například zda jsou v souladu s posláním instituce či zda nejsou v rozporu s jejím dobrým jménem? Nebo je možné, aby si pro vlastní akci pronajmul prostory kdokoli?</text:span></text:p>
        </text:list-item>
      </text:list>
      <text:p text:style-name="Základnítext"><text:span text:style-name="Silné">Dáváme<text:s/></text:span><text:span text:style-name="Silné">Vám tyto informace</text:span>:</text:p>
      <text:h text:style-name="Nadpis2" text:outline-level="2">K bodu č. 1</text:h>
      <text:p text:style-name="Základnítext"><text:span text:style-name="T26">Veřejný ochránce práv na akci nijak neparticipuje. Není na ni pozvaný, neposkytl jí záštitu ani jinou podporu. Akce se účastnit nebude. Kancelář vystupuje pouze v roli pronajímatele prostor.<text:s/></text:span></text:p>
      <text:h text:style-name="Nadpis2" text:outline-level="2">K bodu č. 2</text:h>
      <text:p text:style-name="Základnítext"><text:span text:style-name="T27">Malý sál, kde seminá</text:span><text:span text:style-name="T28">ř bude probíhat, má spolek S., jako subjekt pořádající vzdělávací a kulturní akce, pronajatý od Kanceláře za podmínek nekomerčního ceníku. Kancelář zde postupuje dle § 27 odst. 3 zákona č. 219/2000 Sb., o majetku České republiky a jejím vystupování v právn</text:span><text:span text:style-name="T29">ích vztazích, ve znění pozdějších předpisů. Bližší informace k pronájmu a ceníku naleznete na</text:span><text:span text:style-name="instrukce"><text:s text:c="3"/></text:span><text:a xlink:href="https://www.ochrance.cz/provoz/pronajem-prostor/" office:target-frame-name="_top" xlink:show="replace"><text:span text:style-name="Hypertextovýodkaz">https://www.ochrance.cz/provoz/pronajem-prostor/</text:span></text:a><text:span text:style-name="instrukce"><text:s text:c="2"/></text:span></text:p>
      <text:p text:style-name="Základnítext"/>
      <text:p text:style-name="Základnítext"/>
      <text:p text:style-name="Základnítext"/>
      <text:h text:style-name="Nadpis2" text:outline-level="2">K bodu č. 3</text:h>
      <text:h text:style-name="Nadpis2" text:outline-level="2"/>
      <text:h text:style-name="P30" text:outline-level="2">Při pronájmu prostor Kancelář postupuje dle interní směrnice č. 4/2016 o užívání a nájmu konferenčních sálů a parkoviště. Dle článku II, bodu 3 směrnice „ v souladu s dodržením zákonného požadavku na nezávislost a nestrannost výkonu funkce veřejného ochránce práv (§ 5 zákona č. 349/1999 Sb., o veřejném ochránci práv, ve znění pozdějších předpisů), nebude využití konferenčních sálů umožněno k účelům politické a náboženské propagace“.</text:h>
      <text:h text:style-name="P31" text:outline-level="2"/>
      <text:h text:style-name="P32" text:outline-level="2"><text:span text:style-name="T33">Dle informací poskytnutých organizátory má být seminář věnovaný představení sborníku o chystané škols</text:span><text:span text:style-name="T34">ké reformě s následnou diskusí. Kancelář proto v tomto případě neshledala, že by její prostory měly být využity k politické či náboženské propagaci. <text:s text:c="2"/></text:span></text:h>
      <text:p text:style-name="Základnítext">S pozdravem</text:p>
      <text:p text:style-name="Základnítext"/>
      <text:p text:style-name="Základnítext"/>
      <text:p text:style-name="P35">JUDr. Pavel Pořízek, Ph.D. v. r.</text:p>
      <text:p text:style-name="podpis">vedoucí Kanceláře veřejného ochránce práv</text:p>
      <text:p text:style-name="podpis">(podepsáno elektronicky)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FC7Q1*</text:span></text:p>
        <text:p text:style-name="P12"><text:span text:style-name="T13">KVOPX00FC7Q1</text:span>KVOPX00FC7Q1</text:p>
        <text:p text:style-name="P14"/>
      </style:header>
      <style:footer>
        <text:p text:style-name="kontakt">Kancelář veřejného ochránce práv, Údolní 39, 602 00<text:s/>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5-05-12T07:15:00Z</meta:creation-date>
    <dc:date>2025-05-12T07:23:00Z</dc:date>
    <meta:print-date>2016-06-27T07:08:00Z</meta:print-date>
    <meta:template xlink:href="KVOP_dopis%20vedoucího" xlink:type="simple"/>
    <meta:editing-cycles>5</meta:editing-cycles>
    <meta:editing-duration>PT180S</meta:editing-duration>
    <meta:user-defined meta:name="ContentTypeId">0x010100D3A71DC738674B4893D02C4CA0E22FAC</meta:user-defined>
    <meta:document-statistic meta:page-count="2" meta:paragraph-count="4" meta:word-count="360" meta:character-count="2484" meta:row-count="17" meta:non-whitespace-character-count="2128"/>
  </office:meta>
</office:document-meta>
</file>